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063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8571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1.289in"/>
    </style:style>
    <style:style style:name="co8" style:family="table-column">
      <style:table-column-properties fo:break-before="auto" style:column-width="1.3102in"/>
    </style:style>
    <style:style style:name="co9" style:family="table-column">
      <style:table-column-properties fo:break-before="auto" style:column-width="0.3602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0.448in"/>
    </style:style>
    <style:style style:name="co12" style:family="table-column">
      <style:table-column-properties fo:break-before="auto" style:column-width="0.1965in"/>
    </style:style>
    <style:style style:name="co13" style:family="table-column">
      <style:table-column-properties fo:break-before="auto" style:column-width="1.2563in"/>
    </style:style>
    <style:style style:name="co14" style:family="table-column">
      <style:table-column-properties fo:break-before="auto" style:column-width="4.048in"/>
    </style:style>
    <style:style style:name="co15" style:family="table-column">
      <style:table-column-properties fo:break-before="auto" style:column-width="1.0925in"/>
    </style:style>
    <style:style style:name="co16" style:family="table-column">
      <style:table-column-properties fo:break-before="auto" style:column-width="1.0374in"/>
    </style:style>
    <style:style style:name="co17" style:family="table-column">
      <style:table-column-properties fo:break-before="auto" style:column-width="0.9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3311in" fo:break-before="auto" style:use-optimal-row-height="false"/>
    </style:style>
    <style:style style:name="ro7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ackground-color="#ffffff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10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11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none" fo:border-top="non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font-name="Arial" fo:font-size="10pt" style:font-size-asian="10pt" style:font-size-complex="10pt" fo:hyphenate="true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30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31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32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solid" style:text-line-through-text="X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solid" style:text-line-through-text="X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solid" style:text-line-through-text="X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0.06pt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0.06pt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none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60" style:family="table-cell" style:parent-style-name="Default">
      <style:table-cell-properties fo:border-bottom="none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64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65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67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68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color="#000000" style:text-line-through-style="solid" style:text-line-through-text="X" style:font-name="Arial" fo:font-size="10pt" style:font-size-asian="10pt" style:font-size-complex="10pt"/>
    </style:style>
    <style:style style:name="ce72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73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7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75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76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7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8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 style:data-style-name="N0">
      <style:table-cell-properties fo:background-color="#94bd5e" style:text-align-source="fix" style:repeat-content="false" fo:border="non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0">
      <style:table-cell-properties fo:border-bottom="0.06pt solid #000000" fo:background-color="#94bd5e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text-line-through-style="none" style:font-name="Arial" fo:font-size="10pt" style:font-size-asian="10pt" style:font-size-complex="10pt"/>
      <style:map style:condition="cell-content()&lt;[$Hoja1.$N$13]" style:apply-style-name="Sin_20_nombre1" style:base-cell-address="Hoja1.O11"/>
    </style:style>
    <style:style style:name="ce87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  <style:map style:condition="cell-content()&lt;[$Hoja1.$N$13]" style:apply-style-name="Sin_20_nombre1" style:base-cell-address="Hoja1.O11"/>
    </style:style>
    <style:style style:name="ce88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none" style:vertical-align="middl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  <style:map style:condition="cell-content()&lt;[$Hoja1.$N$13]" style:apply-style-name="Sin_20_nombre1" style:base-cell-address="Hoja1.O11"/>
    </style:style>
    <style:style style:name="ce89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  <style:map style:condition="cell-content()&lt;[$Hoja1.$N$17]" style:apply-style-name="Sin_20_nombre2" style:base-cell-address="Hoja1.O15"/>
    </style:style>
    <style:style style:name="ce90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3" style:family="table-cell" style:parent-style-name="Default">
      <style:table-cell-properties fo:background-color="#e6e64c"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4" style:family="table-cell" style:parent-style-name="Default">
      <style:table-cell-properties fo:border-bottom="0.06pt solid #000000" fo:background-color="#e6e64c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5" style:family="table-cell" style:parent-style-name="Default">
      <style:table-cell-properties fo:border-bottom="none" fo:background-color="#e6e64c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96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97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fo:background-color="#c0c0c0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start" fo:margin-left="0in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in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06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07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fo:border-bottom="0.06pt solid #000000" fo:background-color="#c0c0c0" fo:border-left="none" fo:border-right="none" fo:border-top="0.06pt solid #000000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fo:border-bottom="0.06pt solid #000000" fo:border-left="none" fo:border-right="none" fo:border-top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14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18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" fo:font-size="10pt" style:font-size-asian="10pt" style:font-size-complex="10pt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" table:number-columns-repeated="3" table:default-cell-style-name="ce1"/>
        <table:table-column table:style-name="co15" table:default-cell-style-name="ce1"/>
        <table:table-column table:style-name="co1" table:number-columns-repeated="2" table:default-cell-style-name="ce1"/>
        <table:table-column table:style-name="co16" table:default-cell-style-name="ce1"/>
        <table:table-column table:style-name="co17" table:default-cell-style-name="ce21"/>
        <table:table-column table:style-name="co1" table:number-columns-repeated="99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table:number-columns-spanned="11" table:number-rows-spanned="2">
            <text:p>SUChAI – PAYLOADS' BOARD PART LIST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/>
          <table:covered-table-cell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table:number-columns-spanned="11" table:number-rows-spanned="1">
            <text:p>Elements on payloads board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table:style-name="ce5" office:value-type="string">
            <text:p>Item</text:p>
          </table:table-cell>
          <table:table-cell table:style-name="ce25" office:value-type="string">
            <text:p>Manufacturer</text:p>
          </table:table-cell>
          <table:table-cell table:style-name="ce25" office:value-type="string">
            <text:p>Manufacturer Nº/Code</text:p>
          </table:table-cell>
          <table:table-cell table:style-name="ce25" office:value-type="string">
            <text:p>Value</text:p>
          </table:table-cell>
          <table:table-cell table:style-name="ce25" office:value-type="string">
            <text:p>Library</text:p>
          </table:table-cell>
          <table:table-cell table:style-name="ce25" office:value-type="string">
            <text:p>Package</text:p>
          </table:table-cell>
          <table:table-cell table:style-name="ce25" office:value-type="string">
            <text:p>Digikey's Number</text:p>
          </table:table-cell>
          <table:table-cell table:style-name="ce25" office:value-type="string">
            <text:p>RSChile's Number</text:p>
          </table:table-cell>
          <table:table-cell table:style-name="ce25"/>
          <table:table-cell table:style-name="ce25" office:value-type="string" table:number-columns-spanned="2" table:number-rows-spanned="1">
            <text:p>Price </text:p>
          </table:table-cell>
          <table:covered-table-cell table:style-name="ce25"/>
          <table:table-cell table:style-name="ce25"/>
          <table:table-cell table:style-name="ce25" office:value-type="string">
            <text:p>Qty</text:p>
          </table:table-cell>
          <table:table-cell table:style-name="ce25" office:value-type="string">
            <text:p>Qty Avail@Lab</text:p>
          </table:table-cell>
          <table:table-cell table:style-name="ce25"/>
          <table:table-cell table:style-name="ce25" office:value-type="string">
            <text:p>Description</text:p>
          </table:table-cell>
          <table:table-cell table:style-name="ce25" office:value-type="string" table:number-columns-spanned="7" table:number-rows-spanned="1">
            <text:p>Used in</text:p>
          </table:table-cell>
          <table:covered-table-cell table:number-columns-repeated="6" table:style-name="ce110"/>
          <table:table-cell table:style-name="ce111"/>
          <table:table-cell table:number-columns-repeated="999"/>
        </table:table-row>
        <table:table-row table:style-name="ro1">
          <table:table-cell/>
          <table:table-cell table:style-name="ce6"/>
          <table:table-cell table:style-name="ce26" table:number-columns-repeated="8"/>
          <table:table-cell table:style-name="ce26" office:value-type="string">
            <text:p>USD</text:p>
          </table:table-cell>
          <table:table-cell table:style-name="ce26" office:value-type="string">
            <text:p>CLP</text:p>
          </table:table-cell>
          <table:table-cell table:style-name="ce26" table:number-columns-repeated="2"/>
          <table:table-cell table:style-name="ce83" office:value-type="string">
            <text:p>28/08/2014</text:p>
          </table:table-cell>
          <table:table-cell table:style-name="ce26" table:number-columns-repeated="2"/>
          <table:table-cell table:style-name="ce26" office:value-type="string">
            <text:p>GPS</text:p>
          </table:table-cell>
          <table:table-cell table:style-name="ce26" office:value-type="string">
            <text:p>Camera</text:p>
          </table:table-cell>
          <table:table-cell table:style-name="ce26" office:value-type="string">
            <text:p>Antennas</text:p>
          </table:table-cell>
          <table:table-cell table:style-name="ce26" office:value-type="string">
            <text:p>Magnetorquer</text:p>
          </table:table-cell>
          <table:table-cell table:style-name="ce26" office:value-type="string">
            <text:p>Physics Exp</text:p>
          </table:table-cell>
          <table:table-cell table:style-name="ce26" office:value-type="string">
            <text:p>Gyro</text:p>
          </table:table-cell>
          <table:table-cell table:style-name="ce26" office:value-type="string">
            <text:p>Temp sensor</text:p>
          </table:table-cell>
          <table:table-cell table:style-name="ce112" office:value-type="string">
            <text:p>Cubesat BUS</text:p>
          </table:table-cell>
          <table:table-cell table:number-columns-repeated="999"/>
        </table:table-row>
        <table:table-row table:style-name="ro3">
          <table:table-cell/>
          <table:table-cell table:style-name="ce7" office:value-type="string" table:number-columns-spanned="1" table:number-rows-spanned="2">
            <text:p>ANT1 – ANT2 – CHECK_ANT</text:p>
          </table:table-cell>
          <table:table-cell table:style-name="ce27" office:value-type="string">
            <text:p>Hirose</text:p>
          </table:table-cell>
          <table:table-cell table:style-name="ce42" office:value-type="string">
            <text:p>DF13-6P-1.25DSA</text:p>
          </table:table-cell>
          <table:table-cell table:style-name="ce56" table:number-columns-repeated="3"/>
          <table:table-cell table:style-name="ce42" office:value-type="string">
            <text:p>H2195-ND </text:p>
          </table:table-cell>
          <table:table-cell table:style-name="ce42" office:value-type="string">
            <text:p>503-7928 </text:p>
          </table:table-cell>
          <table:table-cell table:style-name="ce56"/>
          <table:table-cell table:style-name="ce56" office:value-type="float" office:value="0.67">
            <text:p>0.67</text:p>
          </table:table-cell>
          <table:table-cell table:style-name="ce56" office:value-type="float" office:value="3828">
            <text:p>3828</text:p>
          </table:table-cell>
          <table:table-cell table:style-name="ce56"/>
          <table:table-cell table:style-name="ce27" office:value-type="float" office:value="2" table:number-columns-spanned="1" table:number-rows-spanned="2">
            <text:p>2</text:p>
          </table:table-cell>
          <table:table-cell table:style-name="ce84" office:value-type="float" office:value="0">
            <text:p>0</text:p>
          </table:table-cell>
          <table:table-cell table:style-name="ce26"/>
          <table:table-cell table:style-name="ce98" office:value-type="string">
            <text:p>Through hole straigth</text:p>
          </table:table-cell>
          <table:table-cell table:style-name="ce26" table:number-columns-repeated="7"/>
          <table:table-cell table:style-name="ce112"/>
          <table:table-cell table:number-columns-repeated="999"/>
        </table:table-row>
        <table:table-row table:style-name="ro3">
          <table:table-cell/>
          <table:covered-table-cell table:style-name="ce8"/>
          <table:table-cell table:style-name="ce28" office:value-type="string">
            <text:p>Hirose</text:p>
          </table:table-cell>
          <table:table-cell table:style-name="ce43" office:value-type="string">
            <text:p>DF13-6P-1.25DS(20)</text:p>
          </table:table-cell>
          <table:table-cell table:style-name="ce57" table:number-columns-repeated="3"/>
          <table:table-cell table:style-name="ce43" office:value-type="string">
            <text:p>H2203-ND </text:p>
          </table:table-cell>
          <table:table-cell table:style-name="ce43" office:value-type="string">
            <text:p>503-8072 </text:p>
          </table:table-cell>
          <table:table-cell table:style-name="ce57"/>
          <table:table-cell table:style-name="ce57" office:value-type="float" office:value="0.92">
            <text:p>0.92</text:p>
          </table:table-cell>
          <table:table-cell table:style-name="ce62" office:value-type="float" office:value="506">
            <text:p>506</text:p>
          </table:table-cell>
          <table:table-cell table:style-name="ce27"/>
          <table:covered-table-cell table:style-name="ce27"/>
          <table:table-cell table:style-name="ce85" office:value-type="float" office:value="3">
            <text:p>3</text:p>
          </table:table-cell>
          <table:table-cell table:style-name="ce26"/>
          <table:table-cell table:style-name="ce98" office:value-type="string">
            <text:p>Through hole rigth angle</text:p>
          </table:table-cell>
          <table:table-cell table:style-name="ce26" table:number-columns-repeated="7"/>
          <table:table-cell table:style-name="ce112"/>
          <table:table-cell table:number-columns-repeated="999"/>
        </table:table-row>
        <table:table-row table:style-name="ro4">
          <table:table-cell/>
          <table:table-cell table:style-name="ce9" office:value-type="string">
            <text:p>ANT1</text:p>
          </table:table-cell>
          <table:table-cell table:style-name="ce29" office:value-type="string" table:number-columns-spanned="1" table:number-rows-spanned="4">
            <text:p>Hirose</text:p>
          </table:table-cell>
          <table:table-cell table:style-name="ce44" office:value-type="string" table:number-columns-spanned="1" table:number-rows-spanned="4">
            <text:p>DF13-2P-1.25DS(20) </text:p>
          </table:table-cell>
          <table:table-cell table:style-name="ce29" office:value-type="string" table:number-columns-spanned="1" table:number-rows-spanned="4">
            <text:p>-</text:p>
          </table:table-cell>
          <table:table-cell table:style-name="ce29" office:value-type="string" table:number-columns-spanned="1" table:number-rows-spanned="4">
            <text:p>SUCHAI</text:p>
          </table:table-cell>
          <table:table-cell table:style-name="ce29" office:value-type="string" table:number-columns-spanned="1" table:number-rows-spanned="4">
            <text:p>DF-13</text:p>
          </table:table-cell>
          <table:table-cell table:style-name="ce44" office:value-type="string" table:number-columns-spanned="1" table:number-rows-spanned="4">
            <text:p>H2199-ND </text:p>
          </table:table-cell>
          <table:table-cell table:style-name="ce44" office:value-type="string" table:number-columns-spanned="1" table:number-rows-spanned="4">
            <text:p>503-8038 </text:p>
          </table:table-cell>
          <table:table-cell table:style-name="ce59"/>
          <table:table-cell table:style-name="ce29" office:value-type="float" office:value="0.71" table:number-columns-spanned="1" table:number-rows-spanned="4">
            <text:p>0.71</text:p>
          </table:table-cell>
          <table:table-cell table:style-name="ce29" office:value-type="float" office:value="498" table:number-columns-spanned="1" table:number-rows-spanned="4">
            <text:p>498</text:p>
          </table:table-cell>
          <table:table-cell table:style-name="ce63"/>
          <table:table-cell table:style-name="ce71" office:value-type="float" office:value="4" table:number-columns-spanned="1" table:number-rows-spanned="4">
            <text:p>4</text:p>
          </table:table-cell>
          <table:table-cell table:style-name="ce86" office:value-type="float" office:value="10" table:number-columns-spanned="1" table:number-rows-spanned="4">
            <text:p>10</text:p>
          </table:table-cell>
          <table:table-cell table:style-name="ce67"/>
          <table:table-cell table:style-name="ce99" office:value-type="string">
            <text:p>Male connector for resistor associated to antenna 1</text:p>
          </table:table-cell>
          <table:table-cell table:style-name="ce67" table:number-columns-repeated="2"/>
          <table:table-cell table:style-name="ce67" office:value-type="string">
            <text:p>x</text:p>
          </table:table-cell>
          <table:table-cell table:style-name="ce67" table:number-columns-repeated="4"/>
          <table:table-cell table:style-name="ce113"/>
          <table:table-cell table:number-columns-repeated="999"/>
        </table:table-row>
        <table:table-row table:style-name="ro4">
          <table:table-cell/>
          <table:table-cell table:style-name="ce10" office:value-type="string">
            <text:p>ANT2</text:p>
          </table:table-cell>
          <table:covered-table-cell table:style-name="ce30" office:value-type="string">
            <text:p>Hirose</text:p>
          </table:covered-table-cell>
          <table:covered-table-cell table:style-name="ce45" office:value-type="string">
            <text:p>DF13-2P-1.25DS(20) </text:p>
          </table:covered-table-cell>
          <table:covered-table-cell table:style-name="ce30" office:value-type="string">
            <text:p>-</text:p>
          </table:covered-table-cell>
          <table:covered-table-cell table:style-name="ce30" office:value-type="string">
            <text:p>SUCHAI</text:p>
          </table:covered-table-cell>
          <table:covered-table-cell table:style-name="ce30" office:value-type="string">
            <text:p>DF-13</text:p>
          </table:covered-table-cell>
          <table:covered-table-cell table:style-name="ce45" office:value-type="string">
            <text:p>H2199-ND </text:p>
          </table:covered-table-cell>
          <table:covered-table-cell table:style-name="ce45" office:value-type="string">
            <text:p>503-8038 </text:p>
          </table:covered-table-cell>
          <table:table-cell table:style-name="ce30"/>
          <table:covered-table-cell table:style-name="ce30" office:value-type="float" office:value="0.71">
            <text:p>0.71</text:p>
          </table:covered-table-cell>
          <table:covered-table-cell table:style-name="ce30" office:value-type="float" office:value="498">
            <text:p>498</text:p>
          </table:covered-table-cell>
          <table:table-cell table:style-name="ce64"/>
          <table:covered-table-cell table:style-name="ce72"/>
          <table:covered-table-cell table:style-name="ce87"/>
          <table:table-cell table:style-name="ce68"/>
          <table:table-cell table:style-name="ce100" office:value-type="string">
            <text:p>Male connector for resistor associated to antenna 2</text:p>
          </table:table-cell>
          <table:table-cell table:style-name="ce68" table:number-columns-repeated="2"/>
          <table:table-cell table:style-name="ce68" office:value-type="string">
            <text:p>x</text:p>
          </table:table-cell>
          <table:table-cell table:style-name="ce68" table:number-columns-repeated="4"/>
          <table:table-cell table:style-name="ce114"/>
          <table:table-cell table:number-columns-repeated="999"/>
        </table:table-row>
        <table:table-row table:style-name="ro4">
          <table:table-cell/>
          <table:table-cell table:style-name="ce10" office:value-type="string">
            <text:p>CHECK_ANT</text:p>
          </table:table-cell>
          <table:covered-table-cell table:style-name="ce30" office:value-type="string">
            <text:p>Hirose</text:p>
          </table:covered-table-cell>
          <table:covered-table-cell table:style-name="ce45" office:value-type="string">
            <text:p>DF13-2P-1.25DS(20) </text:p>
          </table:covered-table-cell>
          <table:covered-table-cell table:style-name="ce30" office:value-type="string">
            <text:p>-</text:p>
          </table:covered-table-cell>
          <table:covered-table-cell table:style-name="ce30" office:value-type="string">
            <text:p>SUCHAI</text:p>
          </table:covered-table-cell>
          <table:covered-table-cell table:style-name="ce30" office:value-type="string">
            <text:p>DF-13</text:p>
          </table:covered-table-cell>
          <table:covered-table-cell table:style-name="ce45" office:value-type="string">
            <text:p>H2199-ND </text:p>
          </table:covered-table-cell>
          <table:covered-table-cell table:style-name="ce45" office:value-type="string">
            <text:p>503-8038 </text:p>
          </table:covered-table-cell>
          <table:table-cell table:style-name="ce30"/>
          <table:covered-table-cell table:style-name="ce30" office:value-type="float" office:value="0.71">
            <text:p>0.71</text:p>
          </table:covered-table-cell>
          <table:covered-table-cell table:style-name="ce30" office:value-type="float" office:value="498">
            <text:p>498</text:p>
          </table:covered-table-cell>
          <table:table-cell table:style-name="ce64"/>
          <table:covered-table-cell table:style-name="ce72"/>
          <table:covered-table-cell table:style-name="ce87"/>
          <table:table-cell table:style-name="ce68"/>
          <table:table-cell table:style-name="ce100" office:value-type="string">
            <text:p>Male connector for check antenna deployment</text:p>
          </table:table-cell>
          <table:table-cell table:style-name="ce68" table:number-columns-repeated="2"/>
          <table:table-cell table:style-name="ce68" office:value-type="string">
            <text:p>x</text:p>
          </table:table-cell>
          <table:table-cell table:style-name="ce68" table:number-columns-repeated="4"/>
          <table:table-cell table:style-name="ce114"/>
          <table:table-cell table:number-columns-repeated="999"/>
        </table:table-row>
        <table:table-row table:style-name="ro4">
          <table:table-cell/>
          <table:table-cell table:style-name="ce11" office:value-type="string">
            <text:p>MAG</text:p>
          </table:table-cell>
          <table:covered-table-cell table:style-name="ce31" office:value-type="string">
            <text:p>Hirose</text:p>
          </table:covered-table-cell>
          <table:covered-table-cell table:style-name="ce46" office:value-type="string">
            <text:p>DF13-2P-1.25DS(20) </text:p>
          </table:covered-table-cell>
          <table:covered-table-cell table:style-name="ce31" office:value-type="string">
            <text:p>-</text:p>
          </table:covered-table-cell>
          <table:covered-table-cell table:style-name="ce31" office:value-type="string">
            <text:p>SUCHAI</text:p>
          </table:covered-table-cell>
          <table:covered-table-cell table:style-name="ce31" office:value-type="string">
            <text:p>DF-13</text:p>
          </table:covered-table-cell>
          <table:covered-table-cell table:style-name="ce46" office:value-type="string">
            <text:p>H2199-ND </text:p>
          </table:covered-table-cell>
          <table:covered-table-cell table:style-name="ce46" office:value-type="string">
            <text:p>503-8038 </text:p>
          </table:covered-table-cell>
          <table:table-cell table:style-name="ce31"/>
          <table:covered-table-cell table:style-name="ce31" office:value-type="float" office:value="0.71">
            <text:p>0.71</text:p>
          </table:covered-table-cell>
          <table:covered-table-cell table:style-name="ce31" office:value-type="float" office:value="498">
            <text:p>498</text:p>
          </table:covered-table-cell>
          <table:table-cell table:style-name="ce65"/>
          <table:covered-table-cell table:style-name="ce73"/>
          <table:covered-table-cell table:style-name="ce88"/>
          <table:table-cell table:style-name="ce69"/>
          <table:table-cell table:style-name="ce101" office:value-type="string">
            <text:p>Male connector for magnetorquer</text:p>
          </table:table-cell>
          <table:table-cell table:style-name="ce69" table:number-columns-repeated="3"/>
          <table:table-cell table:style-name="ce69" office:value-type="string">
            <text:p>x</text:p>
          </table:table-cell>
          <table:table-cell table:style-name="ce69" table:number-columns-repeated="3"/>
          <table:table-cell table:style-name="ce115"/>
          <table:table-cell table:number-columns-repeated="999"/>
        </table:table-row>
        <table:table-row table:style-name="ro4">
          <table:table-cell/>
          <table:table-cell table:style-name="ce12" office:value-type="string">
            <text:p>C1</text:p>
          </table:table-cell>
          <table:table-cell table:style-name="ce32" office:value-type="string" table:number-columns-spanned="1" table:number-rows-spanned="15">
            <text:p>AVX</text:p>
          </table:table-cell>
          <table:table-cell table:style-name="ce47" office:value-type="string" table:number-columns-spanned="1" table:number-rows-spanned="15">
            <text:p>08053C104KAT2A </text:p>
          </table:table-cell>
          <table:table-cell table:style-name="ce32" office:value-type="string" table:number-columns-spanned="1" table:number-rows-spanned="15">
            <text:p>0.1uf</text:p>
          </table:table-cell>
          <table:table-cell table:style-name="ce32" office:value-type="string" table:number-columns-spanned="1" table:number-rows-spanned="15">
            <text:p>rcl</text:p>
          </table:table-cell>
          <table:table-cell table:style-name="ce32" office:value-type="string" table:number-columns-spanned="1" table:number-rows-spanned="15">
            <text:p>C0805</text:p>
          </table:table-cell>
          <table:table-cell table:style-name="ce47" office:value-type="string" table:number-columns-spanned="1" table:number-rows-spanned="15">
            <text:p>478-3755-1-ND</text:p>
          </table:table-cell>
          <table:table-cell table:style-name="ce47" office:value-type="string" table:number-columns-spanned="1" table:number-rows-spanned="15">
            <text:p>390-990 </text:p>
          </table:table-cell>
          <table:table-cell table:style-name="ce32"/>
          <table:table-cell table:style-name="ce32" office:value-type="float" office:value="0.1" table:number-columns-spanned="1" table:number-rows-spanned="15">
            <text:p>0.1</text:p>
          </table:table-cell>
          <table:table-cell table:style-name="ce32" office:value-type="float" office:value="47" table:number-columns-spanned="1" table:number-rows-spanned="15">
            <text:p>47</text:p>
          </table:table-cell>
          <table:table-cell table:style-name="ce66"/>
          <table:table-cell table:style-name="ce74" office:value-type="float" office:value="16" table:number-columns-spanned="1" table:number-rows-spanned="15">
            <text:p>16</text:p>
          </table:table-cell>
          <table:table-cell table:style-name="ce89" office:value-type="float" office:value="300" table:number-columns-spanned="1" table:number-rows-spanned="15">
            <text:p>300</text:p>
          </table:table-cell>
          <table:table-cell table:style-name="ce66"/>
          <table:table-cell table:style-name="ce102" office:value-type="string">
            <text:p>MAX2323 capacitor</text:p>
          </table:table-cell>
          <table:table-cell table:style-name="ce66" office:value-type="string">
            <text:p>x</text:p>
          </table:table-cell>
          <table:table-cell table:style-name="ce66" table:number-columns-repeated="6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2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MAX2323 capacitor</text:p>
          </table:table-cell>
          <table:table-cell table:style-name="ce66" office:value-type="string">
            <text:p>x</text:p>
          </table:table-cell>
          <table:table-cell table:style-name="ce66" table:number-columns-repeated="6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3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MAX2323 capacitor</text:p>
          </table:table-cell>
          <table:table-cell table:style-name="ce66" office:value-type="string">
            <text:p>x</text:p>
          </table:table-cell>
          <table:table-cell table:style-name="ce66" table:number-columns-repeated="6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4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MAX2323 capacitor</text:p>
          </table:table-cell>
          <table:table-cell table:style-name="ce66" office:value-type="string">
            <text:p>x</text:p>
          </table:table-cell>
          <table:table-cell table:style-name="ce66" table:number-columns-repeated="6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5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MAX2323 capacitor</text:p>
          </table:table-cell>
          <table:table-cell table:style-name="ce66" office:value-type="string">
            <text:p>x</text:p>
          </table:table-cell>
          <table:table-cell table:style-name="ce66" table:number-columns-repeated="6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7</text:p>
          </table:table-cell>
          <table:covered-table-cell table:style-name="ce32"/>
          <table:covered-table-cell table:style-name="ce47"/>
          <table:covered-table-cell table:number-columns-repeated="3" table:style-name="ce32"/>
          <table:covered-table-cell table:number-columns-repeated="2" table:style-name="ce47"/>
          <table:table-cell table:style-name="ce32"/>
          <table:covered-table-cell table:number-columns-repeated="2" table:style-name="ce32"/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/>
          <table:table-cell table:style-name="ce66" table:number-columns-repeated="7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9</text:p>
          </table:table-cell>
          <table:covered-table-cell table:style-name="ce32"/>
          <table:covered-table-cell table:style-name="ce47"/>
          <table:covered-table-cell table:number-columns-repeated="3" table:style-name="ce32"/>
          <table:covered-table-cell table:number-columns-repeated="2" table:style-name="ce47"/>
          <table:table-cell table:style-name="ce32"/>
          <table:covered-table-cell table:number-columns-repeated="2" table:style-name="ce32"/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/>
          <table:table-cell table:style-name="ce66" table:number-columns-repeated="7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10</text:p>
          </table:table-cell>
          <table:covered-table-cell table:style-name="ce32"/>
          <table:covered-table-cell table:style-name="ce47"/>
          <table:covered-table-cell table:number-columns-repeated="3" table:style-name="ce32"/>
          <table:covered-table-cell table:number-columns-repeated="2" table:style-name="ce47"/>
          <table:table-cell table:style-name="ce32"/>
          <table:covered-table-cell table:number-columns-repeated="2" table:style-name="ce32"/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/>
          <table:table-cell table:style-name="ce66" table:number-columns-repeated="7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11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Antennas' switches capacitor</text:p>
          </table:table-cell>
          <table:table-cell table:style-name="ce66" table:number-columns-repeated="2"/>
          <table:table-cell table:style-name="ce66" office:value-type="string">
            <text:p>x</text:p>
          </table:table-cell>
          <table:table-cell table:style-name="ce66" table:number-columns-repeated="4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12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Antennas' switches capacitor</text:p>
          </table:table-cell>
          <table:table-cell table:style-name="ce66" table:number-columns-repeated="2"/>
          <table:table-cell table:style-name="ce66" office:value-type="string">
            <text:p>x</text:p>
          </table:table-cell>
          <table:table-cell table:style-name="ce66" table:number-columns-repeated="4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15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Magnetorquer's switch capacitor</text:p>
          </table:table-cell>
          <table:table-cell table:style-name="ce66" table:number-columns-repeated="3"/>
          <table:table-cell table:style-name="ce66" office:value-type="string">
            <text:p>x</text:p>
          </table:table-cell>
          <table:table-cell table:style-name="ce66" table:number-columns-repeated="3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17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Antennas' switches capacitor</text:p>
          </table:table-cell>
          <table:table-cell table:style-name="ce66" table:number-columns-repeated="2"/>
          <table:table-cell table:style-name="ce66" office:value-type="string">
            <text:p>x</text:p>
          </table:table-cell>
          <table:table-cell table:style-name="ce66" table:number-columns-repeated="4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18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Magnetorquer's switch capacitor</text:p>
          </table:table-cell>
          <table:table-cell table:style-name="ce66" table:number-columns-repeated="3"/>
          <table:table-cell table:style-name="ce66" office:value-type="string">
            <text:p>x</text:p>
          </table:table-cell>
          <table:table-cell table:style-name="ce66" table:number-columns-repeated="3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19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Camera's switch capacitor</text:p>
          </table:table-cell>
          <table:table-cell table:style-name="ce66"/>
          <table:table-cell table:style-name="ce66" office:value-type="string">
            <text:p>x</text:p>
          </table:table-cell>
          <table:table-cell table:style-name="ce66" table:number-columns-repeated="5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20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Camera's switch capacitor</text:p>
          </table:table-cell>
          <table:table-cell table:style-name="ce66"/>
          <table:table-cell table:style-name="ce66" office:value-type="string">
            <text:p>x</text:p>
          </table:table-cell>
          <table:table-cell table:style-name="ce66" table:number-columns-repeated="5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23</text:p>
          </table:table-cell>
          <table:table-cell table:style-name="ce32"/>
          <table:table-cell table:style-name="ce47"/>
          <table:table-cell table:style-name="ce32" table:number-columns-repeated="3"/>
          <table:table-cell table:style-name="ce47" table:number-columns-repeated="2"/>
          <table:table-cell table:style-name="ce32" table:number-columns-repeated="3"/>
          <table:table-cell table:style-name="ce66"/>
          <table:table-cell table:style-name="ce74"/>
          <table:table-cell table:style-name="ce90"/>
          <table:table-cell table:style-name="ce66"/>
          <table:table-cell table:style-name="ce102"/>
          <table:table-cell table:style-name="ce66" table:number-columns-repeated="7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24</text:p>
          </table:table-cell>
          <table:table-cell table:style-name="ce32"/>
          <table:table-cell table:style-name="ce47"/>
          <table:table-cell table:style-name="ce32" table:number-columns-repeated="3"/>
          <table:table-cell table:style-name="ce47" table:number-columns-repeated="2"/>
          <table:table-cell table:style-name="ce32" table:number-columns-repeated="3"/>
          <table:table-cell table:style-name="ce66"/>
          <table:table-cell table:style-name="ce74"/>
          <table:table-cell table:style-name="ce90"/>
          <table:table-cell table:style-name="ce66"/>
          <table:table-cell table:style-name="ce102"/>
          <table:table-cell table:style-name="ce66" table:number-columns-repeated="7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3" office:value-type="string">
            <text:p>C21</text:p>
          </table:table-cell>
          <table:table-cell table:style-name="ce33" office:value-type="string" table:number-columns-spanned="1" table:number-rows-spanned="6">
            <text:p>Murata</text:p>
          </table:table-cell>
          <table:table-cell table:style-name="ce48" office:value-type="string" table:number-columns-spanned="1" table:number-rows-spanned="6">
            <text:p>GRM31CR61C226KE15L </text:p>
          </table:table-cell>
          <table:table-cell table:style-name="ce33" office:value-type="string" table:number-columns-spanned="1" table:number-rows-spanned="6">
            <text:p>22uf</text:p>
          </table:table-cell>
          <table:table-cell table:style-name="ce33" office:value-type="string" table:number-columns-spanned="1" table:number-rows-spanned="6">
            <text:p>rcl</text:p>
          </table:table-cell>
          <table:table-cell table:style-name="ce33" office:value-type="string" table:number-columns-spanned="1" table:number-rows-spanned="6">
            <text:p>C1206</text:p>
          </table:table-cell>
          <table:table-cell table:style-name="ce48" office:value-type="string" table:number-columns-spanned="1" table:number-rows-spanned="6">
            <text:p>490-6513-2-ND</text:p>
          </table:table-cell>
          <table:table-cell table:style-name="ce48" office:value-type="string" table:number-columns-spanned="1" table:number-rows-spanned="6">
            <text:p>723-6534 </text:p>
          </table:table-cell>
          <table:table-cell table:style-name="ce60" table:number-columns-spanned="1" table:number-rows-spanned="6"/>
          <table:table-cell table:style-name="ce33" office:value-type="string" table:number-columns-spanned="1" table:number-rows-spanned="6">
            <text:p>-</text:p>
          </table:table-cell>
          <table:table-cell table:style-name="ce33" office:value-type="float" office:value="434" table:number-columns-spanned="1" table:number-rows-spanned="6">
            <text:p>434</text:p>
          </table:table-cell>
          <table:table-cell table:style-name="ce67" table:number-columns-spanned="1" table:number-rows-spanned="6"/>
          <table:table-cell table:style-name="ce75" office:value-type="float" office:value="6" table:number-columns-spanned="1" table:number-rows-spanned="6">
            <text:p>6</text:p>
          </table:table-cell>
          <table:table-cell table:style-name="ce91" office:value-type="float" office:value="12" table:number-columns-spanned="1" table:number-rows-spanned="6">
            <text:p>12</text:p>
          </table:table-cell>
          <table:table-cell table:style-name="ce67"/>
          <table:table-cell table:style-name="ce99" office:value-type="string">
            <text:p>Camera's switch capacitor</text:p>
          </table:table-cell>
          <table:table-cell table:style-name="ce67"/>
          <table:table-cell table:style-name="ce67" office:value-type="string">
            <text:p>x</text:p>
          </table:table-cell>
          <table:table-cell table:style-name="ce67" table:number-columns-repeated="5"/>
          <table:table-cell table:style-name="ce113"/>
          <table:table-cell table:number-columns-repeated="999"/>
        </table:table-row>
        <table:table-row table:style-name="ro4">
          <table:table-cell/>
          <table:table-cell table:style-name="ce13" office:value-type="string">
            <text:p>C13</text:p>
          </table:table-cell>
          <table:covered-table-cell table:style-name="ce33"/>
          <table:covered-table-cell table:style-name="ce48"/>
          <table:covered-table-cell table:number-columns-repeated="3" table:style-name="ce33"/>
          <table:covered-table-cell table:number-columns-repeated="2" table:style-name="ce48"/>
          <table:covered-table-cell table:style-name="ce60"/>
          <table:covered-table-cell table:number-columns-repeated="2" table:style-name="ce33"/>
          <table:covered-table-cell table:style-name="ce67"/>
          <table:covered-table-cell table:style-name="ce75"/>
          <table:covered-table-cell table:style-name="ce91"/>
          <table:table-cell table:style-name="ce67"/>
          <table:table-cell table:style-name="ce99"/>
          <table:table-cell table:style-name="ce67" table:number-columns-repeated="7"/>
          <table:table-cell table:style-name="ce113"/>
          <table:table-cell table:number-columns-repeated="999"/>
        </table:table-row>
        <table:table-row table:style-name="ro4">
          <table:table-cell/>
          <table:table-cell table:style-name="ce13" office:value-type="string">
            <text:p>C22</text:p>
          </table:table-cell>
          <table:covered-table-cell table:style-name="ce33"/>
          <table:covered-table-cell table:style-name="ce48"/>
          <table:covered-table-cell table:number-columns-repeated="3" table:style-name="ce33"/>
          <table:covered-table-cell table:number-columns-repeated="2" table:style-name="ce48"/>
          <table:covered-table-cell table:style-name="ce60"/>
          <table:covered-table-cell table:number-columns-repeated="2" table:style-name="ce33"/>
          <table:covered-table-cell table:style-name="ce67"/>
          <table:covered-table-cell table:style-name="ce75"/>
          <table:covered-table-cell table:style-name="ce91"/>
          <table:table-cell table:style-name="ce67"/>
          <table:table-cell table:style-name="ce99"/>
          <table:table-cell table:style-name="ce67" table:number-columns-repeated="7"/>
          <table:table-cell table:style-name="ce113"/>
          <table:table-cell table:number-columns-repeated="999"/>
        </table:table-row>
        <table:table-row table:style-name="ro4">
          <table:table-cell/>
          <table:table-cell table:style-name="ce13" office:value-type="string">
            <text:p>C25</text:p>
          </table:table-cell>
          <table:covered-table-cell table:style-name="ce33"/>
          <table:covered-table-cell table:style-name="ce48"/>
          <table:covered-table-cell table:number-columns-repeated="3" table:style-name="ce33"/>
          <table:covered-table-cell table:number-columns-repeated="2" table:style-name="ce48"/>
          <table:covered-table-cell table:style-name="ce60"/>
          <table:covered-table-cell table:number-columns-repeated="2" table:style-name="ce33"/>
          <table:covered-table-cell table:style-name="ce67"/>
          <table:covered-table-cell table:style-name="ce75"/>
          <table:covered-table-cell table:style-name="ce91"/>
          <table:table-cell table:style-name="ce67"/>
          <table:table-cell table:style-name="ce99"/>
          <table:table-cell table:style-name="ce67" table:number-columns-repeated="7"/>
          <table:table-cell table:style-name="ce113"/>
          <table:table-cell table:number-columns-repeated="999"/>
        </table:table-row>
        <table:table-row table:style-name="ro4">
          <table:table-cell/>
          <table:table-cell table:style-name="ce14" office:value-type="string">
            <text:p>C16</text:p>
          </table:table-cell>
          <table:covered-table-cell table:style-name="ce34" office:value-type="string">
            <text:p>Murata</text:p>
          </table:covered-table-cell>
          <table:covered-table-cell table:style-name="ce49" office:value-type="string">
            <text:p>GRM31CR61C226KE15L </text:p>
          </table:covered-table-cell>
          <table:covered-table-cell table:style-name="ce34" office:value-type="string">
            <text:p>22uf</text:p>
          </table:covered-table-cell>
          <table:covered-table-cell table:style-name="ce34" office:value-type="string">
            <text:p>rcl</text:p>
          </table:covered-table-cell>
          <table:covered-table-cell table:style-name="ce34" office:value-type="string">
            <text:p>C1206</text:p>
          </table:covered-table-cell>
          <table:covered-table-cell table:style-name="ce49" office:value-type="string">
            <text:p>490-6513-2-ND</text:p>
          </table:covered-table-cell>
          <table:covered-table-cell table:style-name="ce49" office:value-type="string">
            <text:p>723-6534 </text:p>
          </table:covered-table-cell>
          <table:covered-table-cell table:style-name="ce34"/>
          <table:covered-table-cell table:style-name="ce34" office:value-type="string">
            <text:p>-</text:p>
          </table:covered-table-cell>
          <table:covered-table-cell table:style-name="ce34" office:value-type="float" office:value="434">
            <text:p>434</text:p>
          </table:covered-table-cell>
          <table:covered-table-cell table:style-name="ce68"/>
          <table:covered-table-cell table:style-name="ce76"/>
          <table:covered-table-cell table:style-name="ce90"/>
          <table:table-cell table:style-name="ce68"/>
          <table:table-cell table:style-name="ce100" office:value-type="string">
            <text:p>Magnetorquer's switch capacitor</text:p>
          </table:table-cell>
          <table:table-cell table:style-name="ce68" table:number-columns-repeated="3"/>
          <table:table-cell table:style-name="ce68" office:value-type="string">
            <text:p>x</text:p>
          </table:table-cell>
          <table:table-cell table:style-name="ce68" table:number-columns-repeated="3"/>
          <table:table-cell table:style-name="ce114"/>
          <table:table-cell table:number-columns-repeated="999"/>
        </table:table-row>
        <table:table-row table:style-name="ro4">
          <table:table-cell/>
          <table:table-cell table:style-name="ce15" office:value-type="string">
            <text:p>C14</text:p>
          </table:table-cell>
          <table:covered-table-cell table:style-name="ce35" office:value-type="string">
            <text:p>Murata</text:p>
          </table:covered-table-cell>
          <table:covered-table-cell table:style-name="ce50" office:value-type="string">
            <text:p>GRM31CR61C226KE15L </text:p>
          </table:covered-table-cell>
          <table:covered-table-cell table:style-name="ce35" office:value-type="string">
            <text:p>22uf</text:p>
          </table:covered-table-cell>
          <table:covered-table-cell table:style-name="ce35" office:value-type="string">
            <text:p>rcl</text:p>
          </table:covered-table-cell>
          <table:covered-table-cell table:style-name="ce35" office:value-type="string">
            <text:p>C1206</text:p>
          </table:covered-table-cell>
          <table:covered-table-cell table:style-name="ce50" office:value-type="string">
            <text:p>490-6513-2-ND</text:p>
          </table:covered-table-cell>
          <table:covered-table-cell table:style-name="ce50" office:value-type="string">
            <text:p>723-6534 </text:p>
          </table:covered-table-cell>
          <table:covered-table-cell table:style-name="ce35"/>
          <table:covered-table-cell table:style-name="ce35" office:value-type="string">
            <text:p><text:s/></text:p>
          </table:covered-table-cell>
          <table:covered-table-cell table:style-name="ce35" office:value-type="float" office:value="434">
            <text:p>434</text:p>
          </table:covered-table-cell>
          <table:covered-table-cell table:style-name="ce69"/>
          <table:covered-table-cell table:style-name="ce77"/>
          <table:covered-table-cell table:style-name="ce92"/>
          <table:table-cell table:style-name="ce69"/>
          <table:table-cell table:style-name="ce101" office:value-type="string">
            <text:p>Antennas' switches capacitor</text:p>
          </table:table-cell>
          <table:table-cell table:style-name="ce69" table:number-columns-repeated="2"/>
          <table:table-cell table:style-name="ce69" office:value-type="string">
            <text:p>x</text:p>
          </table:table-cell>
          <table:table-cell table:style-name="ce69" table:number-columns-repeated="4"/>
          <table:table-cell table:style-name="ce115"/>
          <table:table-cell table:number-columns-repeated="999"/>
        </table:table-row>
        <table:table-row table:style-name="ro3">
          <table:table-cell table:style-name="ce2"/>
          <table:table-cell table:style-name="ce16" office:value-type="string">
            <text:p>C6</text:p>
          </table:table-cell>
          <table:table-cell table:style-name="ce36"/>
          <table:table-cell table:style-name="ce51"/>
          <table:table-cell table:style-name="ce36" office:value-type="string">
            <text:p>10 uf</text:p>
          </table:table-cell>
          <table:table-cell table:style-name="ce36"/>
          <table:table-cell table:style-name="ce36" office:value-type="string">
            <text:p>C1206</text:p>
          </table:table-cell>
          <table:table-cell table:style-name="ce51" table:number-columns-repeated="2"/>
          <table:table-cell table:style-name="ce61"/>
          <table:table-cell table:style-name="ce36" table:number-columns-repeated="2"/>
          <table:table-cell table:style-name="ce37"/>
          <table:table-cell table:style-name="ce78" office:value-type="float" office:value="1">
            <text:p>1</text:p>
          </table:table-cell>
          <table:table-cell table:style-name="ce92" office:value-type="float" office:value="7">
            <text:p>7</text:p>
          </table:table-cell>
          <table:table-cell table:style-name="ce70"/>
          <table:table-cell table:style-name="ce103"/>
          <table:table-cell table:style-name="ce69" table:number-columns-repeated="7"/>
          <table:table-cell table:style-name="ce115"/>
          <table:table-cell table:number-columns-repeated="999"/>
        </table:table-row>
        <table:table-row table:style-name="ro3">
          <table:table-cell table:style-name="ce2"/>
          <table:table-cell table:style-name="ce16" office:value-type="string">
            <text:p>C8</text:p>
          </table:table-cell>
          <table:table-cell table:style-name="ce36"/>
          <table:table-cell table:style-name="ce51"/>
          <table:table-cell table:style-name="ce36" office:value-type="string">
            <text:p>1 uf</text:p>
          </table:table-cell>
          <table:table-cell table:style-name="ce36"/>
          <table:table-cell table:style-name="ce36" office:value-type="string">
            <text:p>C1206</text:p>
          </table:table-cell>
          <table:table-cell table:style-name="ce51" table:number-columns-repeated="2"/>
          <table:table-cell table:style-name="ce36" table:number-columns-repeated="3"/>
          <table:table-cell table:style-name="ce70"/>
          <table:table-cell table:style-name="ce78" office:value-type="float" office:value="1">
            <text:p>1</text:p>
          </table:table-cell>
          <table:table-cell table:style-name="ce92" office:value-type="float" office:value="27">
            <text:p>27</text:p>
          </table:table-cell>
          <table:table-cell table:style-name="ce70"/>
          <table:table-cell table:style-name="ce103"/>
          <table:table-cell table:style-name="ce69" table:number-columns-repeated="7"/>
          <table:table-cell table:style-name="ce115"/>
          <table:table-cell table:number-columns-repeated="999"/>
        </table:table-row>
        <table:table-row table:style-name="ro3">
          <table:table-cell/>
          <table:table-cell table:style-name="ce17" office:value-type="string">
            <text:p>CON_CAM</text:p>
          </table:table-cell>
          <table:table-cell table:style-name="ce21" office:value-type="string">
            <text:p>Molex</text:p>
          </table:table-cell>
          <table:table-cell table:style-name="ce52" office:value-type="string">
            <text:p>53014-0710 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SUCHAI</text:p>
          </table:table-cell>
          <table:table-cell table:style-name="ce21" office:value-type="string">
            <text:p>1X07-2P</text:p>
          </table:table-cell>
          <table:table-cell table:style-name="ce52" office:value-type="string">
            <text:p>WM18970-ND</text:p>
          </table:table-cell>
          <table:table-cell table:style-name="ce52" office:value-type="string">
            <text:p>688-2647 </text:p>
          </table:table-cell>
          <table:table-cell table:style-name="ce21"/>
          <table:table-cell table:style-name="ce21" office:value-type="float" office:value="0.8">
            <text:p>0.8</text:p>
          </table:table-cell>
          <table:table-cell table:style-name="ce21" office:value-type="float" office:value="840">
            <text:p>840</text:p>
          </table:table-cell>
          <table:table-cell table:style-name="ce21"/>
          <table:table-cell table:style-name="ce78" office:value-type="float" office:value="1">
            <text:p>1</text:p>
          </table:table-cell>
          <table:table-cell table:style-name="ce90" office:value-type="float" office:value="2">
            <text:p>2</text:p>
          </table:table-cell>
          <table:table-cell table:style-name="ce21"/>
          <table:table-cell table:style-name="ce104" office:value-type="string">
            <text:p>Male connector for the camera C329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5"/>
          <table:table-cell table:style-name="ce117"/>
          <table:table-cell table:number-columns-repeated="999"/>
        </table:table-row>
        <table:table-row table:style-name="ro5">
          <table:table-cell table:style-name="ce2"/>
          <table:table-cell table:style-name="ce18" office:value-type="string">
            <text:p>CON_GPS</text:p>
          </table:table-cell>
          <table:table-cell table:style-name="ce37" office:value-type="string">
            <text:p>Samtec</text:p>
          </table:table-cell>
          <table:table-cell table:style-name="ce37" office:value-type="string">
            <text:p>FLE-120-01-G-DV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UCHAI</text:p>
          </table:table-cell>
          <table:table-cell table:style-name="ce37" office:value-type="string">
            <text:p>GPS_C_H_FLE</text:p>
          </table:table-cell>
          <table:table-cell table:style-name="ce58" office:value-type="string">
            <text:p>SAM1226-20-ND </text:p>
          </table:table-cell>
          <table:table-cell table:style-name="ce37" office:value-type="string">
            <text:p>766-8962</text:p>
          </table:table-cell>
          <table:table-cell table:style-name="ce37"/>
          <table:table-cell table:style-name="ce37" office:value-type="float" office:value="9.3">
            <text:p>9.3</text:p>
          </table:table-cell>
          <table:table-cell table:style-name="ce37" office:value-type="string">
            <text:p>-</text:p>
          </table:table-cell>
          <table:table-cell table:style-name="ce37"/>
          <table:table-cell table:style-name="ce79" office:value-type="float" office:value="1">
            <text:p>1</text:p>
          </table:table-cell>
          <table:table-cell table:style-name="ce91" office:value-type="float" office:value="1">
            <text:p>1</text:p>
          </table:table-cell>
          <table:table-cell table:style-name="ce37"/>
          <table:table-cell table:style-name="ce105" office:value-type="string">
            <text:p>Female connector for Javad's GPS TR-G2</text:p>
          </table:table-cell>
          <table:table-cell table:style-name="ce38" office:value-type="string">
            <text:p>x</text:p>
          </table:table-cell>
          <table:table-cell table:style-name="ce38" table:number-columns-repeated="6"/>
          <table:table-cell table:style-name="ce118"/>
          <table:table-cell table:number-columns-repeated="999"/>
        </table:table-row>
        <table:table-row table:style-name="ro4">
          <table:table-cell/>
          <table:table-cell table:style-name="ce17" office:value-type="string">
            <text:p>CON_GYRO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Pin Headers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SUCHAI</text:p>
          </table:table-cell>
          <table:table-cell table:style-name="ce21" office:value-type="string">
            <text:p>1X08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<text:s/>681-3007</text:p>
          </table:table-cell>
          <table:table-cell table:style-name="ce21"/>
          <table:table-cell table:number-columns-repeated="2" table:style-name="ce21" office:value-type="string">
            <text:p>-</text:p>
          </table:table-cell>
          <table:table-cell table:style-name="ce21"/>
          <table:table-cell table:style-name="ce80"/>
          <table:table-cell table:style-name="ce93" office:value-type="float" office:value="0">
            <text:p>0</text:p>
          </table:table-cell>
          <table:table-cell table:style-name="ce21"/>
          <table:table-cell table:style-name="ce104" office:value-type="string">
            <text:p>Pin headers for gyroscope conection</text:p>
          </table:table-cell>
          <table:table-cell table:style-name="ce21" table:number-columns-repeated="5"/>
          <table:table-cell table:style-name="ce21" office:value-type="string">
            <text:p>x</text:p>
          </table:table-cell>
          <table:table-cell table:style-name="ce21"/>
          <table:table-cell table:style-name="ce117"/>
          <table:table-cell table:number-columns-repeated="999"/>
        </table:table-row>
        <table:table-row table:style-name="ro4">
          <table:table-cell/>
          <table:table-cell table:style-name="ce19" office:value-type="string">
            <text:p>H1</text:p>
          </table:table-cell>
          <table:table-cell table:style-name="ce38" office:value-type="string">
            <text:p>Samtec</text:p>
          </table:table-cell>
          <table:table-cell table:style-name="ce38" office:value-type="string">
            <text:p>ESQ-126-38-G-D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SUCHAI</text:p>
          </table:table-cell>
          <table:table-cell table:number-columns-repeated="3" table:style-name="ce38" office:value-type="string">
            <text:p>-</text:p>
          </table:table-cell>
          <table:table-cell table:style-name="ce38"/>
          <table:table-cell table:number-columns-repeated="2" table:style-name="ce38" office:value-type="string">
            <text:p>-</text:p>
          </table:table-cell>
          <table:table-cell table:style-name="ce38"/>
          <table:table-cell table:style-name="ce75" office:value-type="float" office:value="1">
            <text:p>1</text:p>
          </table:table-cell>
          <table:table-cell table:style-name="ce94" office:value-type="float" office:value="0">
            <text:p>0</text:p>
          </table:table-cell>
          <table:table-cell table:style-name="ce38"/>
          <table:table-cell table:style-name="ce106" office:value-type="string" table:number-columns-spanned="1" table:number-rows-spanned="3">
            <text:p>H1 and H2 are mixed in the board (named H1H2). H1 is a double row connector and H2 is composed by two single row. The final configuration could be a variation of the last one. Connectors were obtained as samples directly from Samtec.</text:p>
          </table:table-cell>
          <table:table-cell table:style-name="ce38" table:number-columns-repeated="7"/>
          <table:table-cell table:style-name="ce118" office:value-type="string">
            <text:p>x</text:p>
          </table:table-cell>
          <table:table-cell table:number-columns-repeated="999"/>
        </table:table-row>
        <table:table-row table:style-name="ro6">
          <table:table-cell/>
          <table:table-cell table:style-name="ce17" office:value-type="string">
            <text:p>H2.a</text:p>
          </table:table-cell>
          <table:table-cell table:style-name="ce39" office:value-type="string" table:number-columns-spanned="1" table:number-rows-spanned="2">
            <text:p>Samtec</text:p>
          </table:table-cell>
          <table:table-cell table:style-name="ce39" office:value-type="string" table:number-columns-spanned="1" table:number-rows-spanned="2">
            <text:p>ESQ-126-38-G-S</text:p>
          </table:table-cell>
          <table:table-cell table:style-name="ce39" office:value-type="string" table:number-columns-spanned="1" table:number-rows-spanned="2">
            <text:p>-</text:p>
          </table:table-cell>
          <table:table-cell table:style-name="ce39" office:value-type="string" table:number-columns-spanned="1" table:number-rows-spanned="2">
            <text:p>SUCHAI</text:p>
          </table:table-cell>
          <table:table-cell table:style-name="ce39" office:value-type="string" table:number-columns-spanned="1" table:number-rows-spanned="2">
            <text:p>-</text:p>
          </table:table-cell>
          <table:table-cell table:style-name="ce39" office:value-type="string" table:number-columns-spanned="1" table:number-rows-spanned="2">
            <text:p>-</text:p>
          </table:table-cell>
          <table:table-cell table:style-name="ce39" office:value-type="string" table:number-columns-spanned="1" table:number-rows-spanned="2">
            <text:p>-</text:p>
          </table:table-cell>
          <table:table-cell table:style-name="ce39"/>
          <table:table-cell table:style-name="ce39" office:value-type="string" table:number-columns-spanned="1" table:number-rows-spanned="2">
            <text:p>-</text:p>
          </table:table-cell>
          <table:table-cell table:style-name="ce39" office:value-type="string" table:number-columns-spanned="1" table:number-rows-spanned="2">
            <text:p>-</text:p>
          </table:table-cell>
          <table:table-cell table:style-name="ce21"/>
          <table:table-cell table:style-name="ce80" office:value-type="float" office:value="2" table:number-columns-spanned="1" table:number-rows-spanned="2">
            <text:p>2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1"/>
          <table:covered-table-cell table:style-name="ce104"/>
          <table:table-cell table:style-name="ce21" table:number-columns-repeated="7"/>
          <table:table-cell table:style-name="ce117" office:value-type="string">
            <text:p>x</text:p>
          </table:table-cell>
          <table:table-cell table:number-columns-repeated="999"/>
        </table:table-row>
        <table:table-row table:style-name="ro6">
          <table:table-cell/>
          <table:table-cell table:style-name="ce17" office:value-type="string">
            <text:p>H2.b</text:p>
          </table:table-cell>
          <table:covered-table-cell table:style-name="ce39" office:value-type="string">
            <text:p>Samtec</text:p>
          </table:covered-table-cell>
          <table:covered-table-cell table:style-name="ce39" office:value-type="string">
            <text:p>ESQ-126-38-G-S</text:p>
          </table:covered-table-cell>
          <table:covered-table-cell table:number-columns-repeated="5" table:style-name="ce39" office:value-type="string">
            <text:p>-</text:p>
          </table:covered-table-cell>
          <table:table-cell table:style-name="ce39"/>
          <table:covered-table-cell table:number-columns-repeated="2" table:style-name="ce39" office:value-type="string">
            <text:p>-</text:p>
          </table:covered-table-cell>
          <table:table-cell table:style-name="ce21"/>
          <table:covered-table-cell table:style-name="ce80"/>
          <table:covered-table-cell table:style-name="ce93"/>
          <table:table-cell table:style-name="ce21"/>
          <table:covered-table-cell table:style-name="ce104"/>
          <table:table-cell table:style-name="ce21" table:number-columns-repeated="7"/>
          <table:table-cell table:style-name="ce117" office:value-type="string">
            <text:p>x</text:p>
          </table:table-cell>
          <table:table-cell table:number-columns-repeated="999"/>
        </table:table-row>
        <table:table-row table:style-name="ro3">
          <table:table-cell/>
          <table:table-cell table:style-name="ce19" office:value-type="string">
            <text:p>MAX2323</text:p>
          </table:table-cell>
          <table:table-cell table:style-name="ce38" office:value-type="string">
            <text:p>Texas Instruments</text:p>
          </table:table-cell>
          <table:table-cell table:style-name="ce53" office:value-type="string">
            <text:p>MAX3232IDRG4 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SUCHAI</text:p>
          </table:table-cell>
          <table:table-cell table:style-name="ce38" office:value-type="string">
            <text:p>SOIC16N</text:p>
          </table:table-cell>
          <table:table-cell table:style-name="ce53" office:value-type="string">
            <text:p>296-13098-1-ND</text:p>
          </table:table-cell>
          <table:table-cell table:style-name="ce53" office:value-type="string">
            <text:p>660-8228 </text:p>
          </table:table-cell>
          <table:table-cell table:style-name="ce38"/>
          <table:table-cell table:style-name="ce38" office:value-type="float" office:value="1.45">
            <text:p>1.45</text:p>
          </table:table-cell>
          <table:table-cell table:style-name="ce38" office:value-type="float" office:value="1121">
            <text:p>1121</text:p>
          </table:table-cell>
          <table:table-cell table:style-name="ce38"/>
          <table:table-cell table:style-name="ce75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style-name="ce38"/>
          <table:table-cell table:style-name="ce107" office:value-type="string">
            <text:p>IC for UART voltage conversion</text:p>
          </table:table-cell>
          <table:table-cell table:style-name="ce38" office:value-type="string">
            <text:p>x</text:p>
          </table:table-cell>
          <table:table-cell table:style-name="ce38" table:number-columns-repeated="6"/>
          <table:table-cell table:style-name="ce118"/>
          <table:table-cell table:number-columns-repeated="999"/>
        </table:table-row>
        <table:table-row table:style-name="ro3">
          <table:table-cell/>
          <table:table-cell table:style-name="ce17" office:value-type="string">
            <text:p>MEM_EEPROM</text:p>
          </table:table-cell>
          <table:table-cell table:style-name="ce21" office:value-type="string">
            <text:p>ST</text:p>
          </table:table-cell>
          <table:table-cell table:style-name="ce52" office:value-type="string">
            <text:p>M24C02-WMN6P 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SUCHAI</text:p>
          </table:table-cell>
          <table:table-cell table:style-name="ce21" office:value-type="string">
            <text:p>SOIC8</text:p>
          </table:table-cell>
          <table:table-cell table:style-name="ce52" office:value-type="string">
            <text:p>497-8552-1-ND </text:p>
          </table:table-cell>
          <table:table-cell table:style-name="ce52" office:value-type="string">
            <text:p>714-0843 </text:p>
          </table:table-cell>
          <table:table-cell table:style-name="ce21"/>
          <table:table-cell table:style-name="ce21" office:value-type="float" office:value="0.52">
            <text:p>0.52</text:p>
          </table:table-cell>
          <table:table-cell table:style-name="ce21" office:value-type="float" office:value="144">
            <text:p>144</text:p>
          </table:table-cell>
          <table:table-cell table:style-name="ce21"/>
          <table:table-cell table:style-name="ce80" office:value-type="float" office:value="2">
            <text:p>2</text:p>
          </table:table-cell>
          <table:table-cell table:style-name="ce90" office:value-type="float" office:value="12">
            <text:p>12</text:p>
          </table:table-cell>
          <table:table-cell table:style-name="ce21"/>
          <table:table-cell table:style-name="ce104" office:value-type="string">
            <text:p>Additional EEPROM, I2C </text:p>
          </table:table-cell>
          <table:table-cell table:style-name="ce21" table:number-columns-repeated="7"/>
          <table:table-cell table:style-name="ce117" office:value-type="string">
            <text:p>x</text:p>
          </table:table-cell>
          <table:table-cell table:number-columns-repeated="999"/>
        </table:table-row>
        <table:table-row table:style-name="ro4">
          <table:table-cell/>
          <table:table-cell table:style-name="ce19" office:value-type="string">
            <text:p>R1, R3, R4</text:p>
          </table:table-cell>
          <table:table-cell table:style-name="ce38" table:number-columns-repeated="2"/>
          <table:table-cell table:style-name="ce38" office:value-type="string">
            <text:p>10k</text:p>
          </table:table-cell>
          <table:table-cell table:style-name="ce38" office:value-type="string">
            <text:p>resistor</text:p>
          </table:table-cell>
          <table:table-cell table:style-name="ce38" office:value-type="string">
            <text:p>M0805</text:p>
          </table:table-cell>
          <table:table-cell table:style-name="ce38" table:number-columns-repeated="6"/>
          <table:table-cell table:style-name="ce75" office:value-type="float" office:value="3">
            <text:p>3</text:p>
          </table:table-cell>
          <table:table-cell table:style-name="ce91" office:value-type="float" office:value="7">
            <text:p>7</text:p>
          </table:table-cell>
          <table:table-cell table:style-name="ce38"/>
          <table:table-cell table:style-name="ce107" office:value-type="string">
            <text:p>Resistor for antenna deployment check system</text:p>
          </table:table-cell>
          <table:table-cell table:style-name="ce38" table:number-columns-repeated="2"/>
          <table:table-cell table:style-name="ce38" office:value-type="string">
            <text:p>x</text:p>
          </table:table-cell>
          <table:table-cell table:style-name="ce38" table:number-columns-repeated="4"/>
          <table:table-cell table:style-name="ce118"/>
          <table:table-cell table:number-columns-repeated="999"/>
        </table:table-row>
        <table:table-row table:style-name="ro4">
          <table:table-cell/>
          <table:table-cell table:style-name="ce19" office:value-type="string">
            <text:p>R2</text:p>
          </table:table-cell>
          <table:table-cell table:style-name="ce38" table:number-columns-repeated="2"/>
          <table:table-cell table:style-name="ce38" office:value-type="string">
            <text:p>1k21</text:p>
          </table:table-cell>
          <table:table-cell table:style-name="ce38"/>
          <table:table-cell table:style-name="ce38" office:value-type="string">
            <text:p>R1206</text:p>
          </table:table-cell>
          <table:table-cell table:style-name="ce38" table:number-columns-repeated="6"/>
          <table:table-cell table:style-name="ce75" office:value-type="float" office:value="1">
            <text:p>1</text:p>
          </table:table-cell>
          <table:table-cell table:style-name="ce91" office:value-type="float" office:value="23">
            <text:p>23</text:p>
          </table:table-cell>
          <table:table-cell table:style-name="ce38"/>
          <table:table-cell table:style-name="ce107"/>
          <table:table-cell table:style-name="ce38" table:number-columns-repeated="7"/>
          <table:table-cell table:style-name="ce118"/>
          <table:table-cell table:number-columns-repeated="999"/>
        </table:table-row>
        <table:table-row table:style-name="ro4">
          <table:table-cell/>
          <table:table-cell table:style-name="ce17" office:value-type="string">
            <text:p>SW_ANT_1</text:p>
          </table:table-cell>
          <table:table-cell table:style-name="ce39" office:value-type="string" table:number-columns-spanned="1" table:number-rows-spanned="6">
            <text:p>Texas Instruments</text:p>
          </table:table-cell>
          <table:table-cell table:style-name="ce54" office:value-type="string" table:number-columns-spanned="1" table:number-rows-spanned="6">
            <text:p>TPS2066DG4 </text:p>
          </table:table-cell>
          <table:table-cell table:style-name="ce39" office:value-type="string" table:number-columns-spanned="1" table:number-rows-spanned="6">
            <text:p>-</text:p>
          </table:table-cell>
          <table:table-cell table:style-name="ce39" office:value-type="string" table:number-columns-spanned="1" table:number-rows-spanned="6">
            <text:p>SUCHAI</text:p>
          </table:table-cell>
          <table:table-cell table:style-name="ce39" office:value-type="string" table:number-columns-spanned="1" table:number-rows-spanned="6">
            <text:p>SOIC8</text:p>
          </table:table-cell>
          <table:table-cell table:style-name="ce54" office:value-type="string" table:number-columns-spanned="1" table:number-rows-spanned="6">
            <text:p>296-28004-1-ND </text:p>
          </table:table-cell>
          <table:table-cell table:style-name="ce54" office:value-type="string" table:number-columns-spanned="1" table:number-rows-spanned="6">
            <text:p>662-2489 </text:p>
          </table:table-cell>
          <table:table-cell table:style-name="ce39"/>
          <table:table-cell table:style-name="ce39" office:value-type="float" office:value="2.39" table:number-columns-spanned="1" table:number-rows-spanned="6">
            <text:p>2.39</text:p>
          </table:table-cell>
          <table:table-cell table:style-name="ce39" office:value-type="float" office:value="3173" table:number-columns-spanned="1" table:number-rows-spanned="6">
            <text:p>3173</text:p>
          </table:table-cell>
          <table:table-cell table:style-name="ce21"/>
          <table:table-cell table:style-name="ce81" office:value-type="float" office:value="5" table:number-columns-spanned="1" table:number-rows-spanned="6">
            <text:p>5</text:p>
          </table:table-cell>
          <table:table-cell table:style-name="ce90" office:value-type="float" office:value="8" table:number-columns-spanned="1" table:number-rows-spanned="6">
            <text:p>8</text:p>
          </table:table-cell>
          <table:table-cell table:style-name="ce21"/>
          <table:table-cell table:style-name="ce104" office:value-type="string">
            <text:p>Switch Antenna (first switch – two way to the other switch)</text:p>
          </table:table-cell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 table:number-columns-repeated="4"/>
          <table:table-cell table:style-name="ce117"/>
          <table:table-cell table:number-columns-repeated="999"/>
        </table:table-row>
        <table:table-row table:style-name="ro1">
          <table:table-cell/>
          <table:table-cell table:style-name="ce17" office:value-type="string">
            <text:p>SW_ANT_2</text:p>
          </table:table-cell>
          <table:covered-table-cell table:style-name="ce39" office:value-type="string">
            <text:p>Texas Instruments</text:p>
          </table:covered-table-cell>
          <table:covered-table-cell table:style-name="ce54" office:value-type="string">
            <text:p>TPS2066DG4 </text:p>
          </table:covered-table-cell>
          <table:covered-table-cell table:style-name="ce39" office:value-type="string">
            <text:p>-</text:p>
          </table:covered-table-cell>
          <table:covered-table-cell table:style-name="ce39" office:value-type="string">
            <text:p>SUCHAI</text:p>
          </table:covered-table-cell>
          <table:covered-table-cell table:style-name="ce39" office:value-type="string">
            <text:p>SOIC8</text:p>
          </table:covered-table-cell>
          <table:covered-table-cell table:style-name="ce54" office:value-type="string">
            <text:p>296-28004-1-ND </text:p>
          </table:covered-table-cell>
          <table:covered-table-cell table:style-name="ce54" office:value-type="string">
            <text:p>662-2489 </text:p>
          </table:covered-table-cell>
          <table:table-cell table:style-name="ce39"/>
          <table:covered-table-cell table:style-name="ce39" office:value-type="float" office:value="2.39">
            <text:p>2.39</text:p>
          </table:covered-table-cell>
          <table:covered-table-cell table:style-name="ce39" office:value-type="float" office:value="3173">
            <text:p>3173</text:p>
          </table:covered-table-cell>
          <table:table-cell table:style-name="ce21"/>
          <table:covered-table-cell table:number-columns-repeated="2" table:style-name="ce81"/>
          <table:table-cell table:style-name="ce21"/>
          <table:table-cell table:style-name="ce104" office:value-type="string">
            <text:p>Switch Antenna (second switch – two ways/two antennas)</text:p>
          </table:table-cell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 table:number-columns-repeated="4"/>
          <table:table-cell table:style-name="ce117"/>
          <table:table-cell table:number-columns-repeated="999"/>
        </table:table-row>
        <table:table-row table:style-name="ro1">
          <table:table-cell/>
          <table:table-cell table:style-name="ce17" office:value-type="string">
            <text:p>SW_LP</text:p>
          </table:table-cell>
          <table:covered-table-cell table:style-name="ce39"/>
          <table:covered-table-cell table:style-name="ce54"/>
          <table:covered-table-cell table:number-columns-repeated="3" table:style-name="ce39"/>
          <table:covered-table-cell table:number-columns-repeated="2" table:style-name="ce54"/>
          <table:table-cell table:style-name="ce39"/>
          <table:covered-table-cell table:number-columns-repeated="2" table:style-name="ce39"/>
          <table:table-cell table:style-name="ce21"/>
          <table:covered-table-cell table:number-columns-repeated="2" table:style-name="ce81"/>
          <table:table-cell table:style-name="ce21"/>
          <table:table-cell table:style-name="ce104"/>
          <table:table-cell table:style-name="ce21" table:number-columns-repeated="7"/>
          <table:table-cell table:style-name="ce117"/>
          <table:table-cell table:number-columns-repeated="999"/>
        </table:table-row>
        <table:table-row table:style-name="ro1">
          <table:table-cell/>
          <table:table-cell table:style-name="ce17" office:value-type="string">
            <text:p>SW_LP1 (GPS)</text:p>
          </table:table-cell>
          <table:covered-table-cell table:style-name="ce39"/>
          <table:covered-table-cell table:style-name="ce54"/>
          <table:covered-table-cell table:number-columns-repeated="3" table:style-name="ce39"/>
          <table:covered-table-cell table:number-columns-repeated="2" table:style-name="ce54"/>
          <table:table-cell table:style-name="ce39"/>
          <table:covered-table-cell table:number-columns-repeated="2" table:style-name="ce39"/>
          <table:table-cell table:style-name="ce21"/>
          <table:covered-table-cell table:number-columns-repeated="2" table:style-name="ce81"/>
          <table:table-cell table:style-name="ce21"/>
          <table:table-cell table:style-name="ce104"/>
          <table:table-cell table:style-name="ce21" table:number-columns-repeated="7"/>
          <table:table-cell table:style-name="ce117"/>
          <table:table-cell table:number-columns-repeated="999"/>
        </table:table-row>
        <table:table-row table:style-name="ro1">
          <table:table-cell/>
          <table:table-cell table:style-name="ce17" office:value-type="string">
            <text:p>SW_CAM</text:p>
          </table:table-cell>
          <table:covered-table-cell table:style-name="ce39" office:value-type="string">
            <text:p>Texas Instruments</text:p>
          </table:covered-table-cell>
          <table:covered-table-cell table:style-name="ce54" office:value-type="string">
            <text:p>TPS2066DG4 </text:p>
          </table:covered-table-cell>
          <table:covered-table-cell table:style-name="ce39" office:value-type="string">
            <text:p>-</text:p>
          </table:covered-table-cell>
          <table:covered-table-cell table:style-name="ce39" office:value-type="string">
            <text:p>SUCHAI</text:p>
          </table:covered-table-cell>
          <table:covered-table-cell table:style-name="ce39" office:value-type="string">
            <text:p>SOIC8</text:p>
          </table:covered-table-cell>
          <table:covered-table-cell table:style-name="ce54" office:value-type="string">
            <text:p>296-28004-1-ND </text:p>
          </table:covered-table-cell>
          <table:covered-table-cell table:style-name="ce54" office:value-type="string">
            <text:p>662-2489 </text:p>
          </table:covered-table-cell>
          <table:table-cell table:style-name="ce39"/>
          <table:covered-table-cell table:style-name="ce39" office:value-type="float" office:value="2.39">
            <text:p>2.39</text:p>
          </table:covered-table-cell>
          <table:covered-table-cell table:style-name="ce39" office:value-type="float" office:value="3173">
            <text:p>3173</text:p>
          </table:covered-table-cell>
          <table:table-cell table:style-name="ce21"/>
          <table:covered-table-cell table:number-columns-repeated="2" table:style-name="ce81"/>
          <table:table-cell table:style-name="ce21"/>
          <table:table-cell table:style-name="ce104" office:value-type="string">
            <text:p>Switch for Camera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5"/>
          <table:table-cell table:style-name="ce117"/>
          <table:table-cell table:number-columns-repeated="999"/>
        </table:table-row>
        <table:table-row table:style-name="ro1">
          <table:table-cell/>
          <table:table-cell table:style-name="ce17" office:value-type="string">
            <text:p><text:s/></text:p>
          </table:table-cell>
          <table:covered-table-cell table:style-name="ce39" office:value-type="string">
            <text:p>Texas Instruments</text:p>
          </table:covered-table-cell>
          <table:covered-table-cell table:style-name="ce54" office:value-type="string">
            <text:p>TPS2066DG4 </text:p>
          </table:covered-table-cell>
          <table:covered-table-cell table:style-name="ce39" office:value-type="string">
            <text:p>-</text:p>
          </table:covered-table-cell>
          <table:covered-table-cell table:style-name="ce39" office:value-type="string">
            <text:p>SUCHAI</text:p>
          </table:covered-table-cell>
          <table:covered-table-cell table:style-name="ce39" office:value-type="string">
            <text:p>SOIC8</text:p>
          </table:covered-table-cell>
          <table:covered-table-cell table:style-name="ce54" office:value-type="string">
            <text:p>296-28004-1-ND </text:p>
          </table:covered-table-cell>
          <table:covered-table-cell table:style-name="ce54" office:value-type="string">
            <text:p>662-2489 </text:p>
          </table:covered-table-cell>
          <table:table-cell table:style-name="ce39"/>
          <table:covered-table-cell table:style-name="ce39" office:value-type="float" office:value="2.39">
            <text:p>2.39</text:p>
          </table:covered-table-cell>
          <table:covered-table-cell table:style-name="ce39" office:value-type="float" office:value="3173">
            <text:p>3173</text:p>
          </table:covered-table-cell>
          <table:table-cell table:style-name="ce21"/>
          <table:covered-table-cell table:number-columns-repeated="2" table:style-name="ce81"/>
          <table:table-cell table:style-name="ce21"/>
          <table:table-cell table:style-name="ce104" office:value-type="string">
            <text:p>Switch for Magnetorquer</text:p>
          </table:table-cell>
          <table:table-cell table:style-name="ce21" table:number-columns-repeated="3"/>
          <table:table-cell table:style-name="ce21" office:value-type="string">
            <text:p>x</text:p>
          </table:table-cell>
          <table:table-cell table:style-name="ce21" table:number-columns-repeated="3"/>
          <table:table-cell table:style-name="ce117"/>
          <table:table-cell table:number-columns-repeated="999"/>
        </table:table-row>
        <table:table-row table:style-name="ro4">
          <table:table-cell/>
          <table:table-cell table:style-name="ce13" office:value-type="string">
            <text:p>TEMP_1</text:p>
          </table:table-cell>
          <table:table-cell table:style-name="ce33" office:value-type="string" table:number-columns-spanned="1" table:number-rows-spanned="4">
            <text:p>Texas Instruments</text:p>
          </table:table-cell>
          <table:table-cell table:style-name="ce33" office:value-type="string" table:number-columns-spanned="1" table:number-rows-spanned="4">
            <text:p>TMP100NA/3K</text:p>
          </table:table-cell>
          <table:table-cell table:style-name="ce33" office:value-type="string" table:number-columns-spanned="1" table:number-rows-spanned="4">
            <text:p>-</text:p>
          </table:table-cell>
          <table:table-cell table:style-name="ce33" office:value-type="string" table:number-columns-spanned="1" table:number-rows-spanned="4">
            <text:p>SUCHAI</text:p>
          </table:table-cell>
          <table:table-cell table:style-name="ce33" office:value-type="string" table:number-columns-spanned="1" table:number-rows-spanned="4">
            <text:p>SOT23-6</text:p>
          </table:table-cell>
          <table:table-cell table:style-name="ce48" office:value-type="string" table:number-columns-spanned="1" table:number-rows-spanned="4">
            <text:p>296-26833-1-ND </text:p>
          </table:table-cell>
          <table:table-cell table:style-name="ce48" office:value-type="string" table:number-columns-spanned="1" table:number-rows-spanned="4">
            <text:p>526-993 </text:p>
          </table:table-cell>
          <table:table-cell table:style-name="ce60"/>
          <table:table-cell table:style-name="ce33" office:value-type="float" office:value="2.15" table:number-columns-spanned="1" table:number-rows-spanned="4">
            <text:p>2.15</text:p>
          </table:table-cell>
          <table:table-cell table:style-name="ce33" office:value-type="float" office:value="2801" table:number-columns-spanned="1" table:number-rows-spanned="4">
            <text:p>2801</text:p>
          </table:table-cell>
          <table:table-cell table:style-name="ce67"/>
          <table:table-cell table:style-name="ce75" office:value-type="float" office:value="4" table:number-columns-spanned="1" table:number-rows-spanned="4">
            <text:p>4</text:p>
          </table:table-cell>
          <table:table-cell table:style-name="ce94" office:value-type="float" office:value="3" table:number-columns-spanned="1" table:number-rows-spanned="4">
            <text:p>3</text:p>
          </table:table-cell>
          <table:table-cell table:style-name="ce67"/>
          <table:table-cell table:style-name="ce99" office:value-type="string">
            <text:p>Temperature sensor Nº1</text:p>
          </table:table-cell>
          <table:table-cell table:style-name="ce67" table:number-columns-repeated="6"/>
          <table:table-cell table:style-name="ce67" office:value-type="string">
            <text:p>x</text:p>
          </table:table-cell>
          <table:table-cell table:style-name="ce113"/>
          <table:table-cell table:number-columns-repeated="999"/>
        </table:table-row>
        <table:table-row table:style-name="ro1">
          <table:table-cell/>
          <table:table-cell table:style-name="ce14" office:value-type="string">
            <text:p>TEMP_2</text:p>
          </table:table-cell>
          <table:covered-table-cell table:style-name="ce34" office:value-type="string">
            <text:p>Texas Instruments</text:p>
          </table:covered-table-cell>
          <table:covered-table-cell table:style-name="ce34" office:value-type="string">
            <text:p>TMP100NA/3K</text:p>
          </table:covered-table-cell>
          <table:covered-table-cell table:style-name="ce34" office:value-type="string">
            <text:p>-</text:p>
          </table:covered-table-cell>
          <table:covered-table-cell table:style-name="ce34" office:value-type="string">
            <text:p>SUCHAI</text:p>
          </table:covered-table-cell>
          <table:covered-table-cell table:style-name="ce34" office:value-type="string">
            <text:p>SOT23-6</text:p>
          </table:covered-table-cell>
          <table:covered-table-cell table:style-name="ce49" office:value-type="string">
            <text:p>296-26833-1-ND </text:p>
          </table:covered-table-cell>
          <table:covered-table-cell table:style-name="ce49" office:value-type="string">
            <text:p>526-993 </text:p>
          </table:covered-table-cell>
          <table:table-cell table:style-name="ce34"/>
          <table:covered-table-cell table:style-name="ce34" office:value-type="float" office:value="2.15">
            <text:p>2.15</text:p>
          </table:covered-table-cell>
          <table:covered-table-cell table:style-name="ce34" office:value-type="float" office:value="2801">
            <text:p>2801</text:p>
          </table:covered-table-cell>
          <table:table-cell table:style-name="ce68"/>
          <table:covered-table-cell table:number-columns-repeated="2" table:style-name="ce76"/>
          <table:table-cell table:style-name="ce68"/>
          <table:table-cell table:style-name="ce100" office:value-type="string">
            <text:p>Temperature sensor Nº2</text:p>
          </table:table-cell>
          <table:table-cell table:style-name="ce68" table:number-columns-repeated="6"/>
          <table:table-cell table:style-name="ce68" office:value-type="string">
            <text:p>x</text:p>
          </table:table-cell>
          <table:table-cell table:style-name="ce114"/>
          <table:table-cell table:number-columns-repeated="999"/>
        </table:table-row>
        <table:table-row table:style-name="ro1">
          <table:table-cell/>
          <table:table-cell table:style-name="ce14" office:value-type="string">
            <text:p>TEMP_3</text:p>
          </table:table-cell>
          <table:covered-table-cell table:style-name="ce34" office:value-type="string">
            <text:p>Texas Instruments</text:p>
          </table:covered-table-cell>
          <table:covered-table-cell table:style-name="ce34" office:value-type="string">
            <text:p>TMP100NA/3K</text:p>
          </table:covered-table-cell>
          <table:covered-table-cell table:style-name="ce34" office:value-type="string">
            <text:p>-</text:p>
          </table:covered-table-cell>
          <table:covered-table-cell table:style-name="ce34" office:value-type="string">
            <text:p>SUCHAI</text:p>
          </table:covered-table-cell>
          <table:covered-table-cell table:style-name="ce34" office:value-type="string">
            <text:p>SOT23-6</text:p>
          </table:covered-table-cell>
          <table:covered-table-cell table:style-name="ce49" office:value-type="string">
            <text:p>296-26833-1-ND </text:p>
          </table:covered-table-cell>
          <table:covered-table-cell table:style-name="ce49" office:value-type="string">
            <text:p>526-993 </text:p>
          </table:covered-table-cell>
          <table:table-cell table:style-name="ce34"/>
          <table:covered-table-cell table:style-name="ce34" office:value-type="float" office:value="2.15">
            <text:p>2.15</text:p>
          </table:covered-table-cell>
          <table:covered-table-cell table:style-name="ce34" office:value-type="float" office:value="2801">
            <text:p>2801</text:p>
          </table:covered-table-cell>
          <table:table-cell table:style-name="ce68"/>
          <table:covered-table-cell table:number-columns-repeated="2" table:style-name="ce76"/>
          <table:table-cell table:style-name="ce68"/>
          <table:table-cell table:style-name="ce100" office:value-type="string">
            <text:p>Temperature sensor Nº3</text:p>
          </table:table-cell>
          <table:table-cell table:style-name="ce68" table:number-columns-repeated="6"/>
          <table:table-cell table:style-name="ce68" office:value-type="string">
            <text:p>x</text:p>
          </table:table-cell>
          <table:table-cell table:style-name="ce114"/>
          <table:table-cell table:number-columns-repeated="999"/>
        </table:table-row>
        <table:table-row table:style-name="ro1">
          <table:table-cell/>
          <table:table-cell table:style-name="ce15" office:value-type="string">
            <text:p>TEMP_4</text:p>
          </table:table-cell>
          <table:covered-table-cell table:style-name="ce35" office:value-type="string">
            <text:p>Texas Instruments</text:p>
          </table:covered-table-cell>
          <table:covered-table-cell table:style-name="ce35" office:value-type="string">
            <text:p>TMP100NA/3K</text:p>
          </table:covered-table-cell>
          <table:covered-table-cell table:style-name="ce35" office:value-type="string">
            <text:p>-</text:p>
          </table:covered-table-cell>
          <table:covered-table-cell table:style-name="ce35" office:value-type="string">
            <text:p>SUCHAI</text:p>
          </table:covered-table-cell>
          <table:covered-table-cell table:style-name="ce35" office:value-type="string">
            <text:p>SOT23-6</text:p>
          </table:covered-table-cell>
          <table:covered-table-cell table:style-name="ce50" office:value-type="string">
            <text:p>296-26833-1-ND </text:p>
          </table:covered-table-cell>
          <table:covered-table-cell table:style-name="ce50" office:value-type="string">
            <text:p>526-993 </text:p>
          </table:covered-table-cell>
          <table:table-cell table:style-name="ce35"/>
          <table:covered-table-cell table:style-name="ce35" office:value-type="float" office:value="2.15">
            <text:p>2.15</text:p>
          </table:covered-table-cell>
          <table:covered-table-cell table:style-name="ce35" office:value-type="float" office:value="2801">
            <text:p>2801</text:p>
          </table:covered-table-cell>
          <table:table-cell table:style-name="ce69"/>
          <table:covered-table-cell table:number-columns-repeated="2" table:style-name="ce77"/>
          <table:table-cell table:style-name="ce69"/>
          <table:table-cell table:style-name="ce101" office:value-type="string">
            <text:p>Temperature sensor Nº4</text:p>
          </table:table-cell>
          <table:table-cell table:style-name="ce69" table:number-columns-repeated="6"/>
          <table:table-cell table:style-name="ce69" office:value-type="string">
            <text:p>x</text:p>
          </table:table-cell>
          <table:table-cell table:style-name="ce115"/>
          <table:table-cell table:number-columns-repeated="999"/>
        </table:table-row>
        <table:table-row table:style-name="ro3">
          <table:table-cell/>
          <table:table-cell table:style-name="ce20" office:value-type="string">
            <text:p>DAC</text:p>
          </table:table-cell>
          <table:table-cell table:style-name="ce40" office:value-type="string">
            <text:p>Texas Instruments</text:p>
          </table:table-cell>
          <table:table-cell table:style-name="ce55" office:value-type="string">
            <text:p>DAC8551IADGKT</text:p>
          </table:table-cell>
          <table:table-cell table:style-name="ce40" table:number-columns-repeated="2"/>
          <table:table-cell table:style-name="ce40" office:value-type="string">
            <text:p>MSOP8</text:p>
          </table:table-cell>
          <table:table-cell table:style-name="ce55" office:value-type="string">
            <text:p>296-21222-1-ND</text:p>
          </table:table-cell>
          <table:table-cell table:style-name="ce55"/>
          <table:table-cell table:style-name="ce40" table:number-columns-repeated="4"/>
          <table:table-cell table:style-name="ce82" office:value-type="float" office:value="1">
            <text:p>1</text:p>
          </table:table-cell>
          <table:table-cell table:style-name="ce92" office:value-type="float" office:value="2">
            <text:p>2</text:p>
          </table:table-cell>
          <table:table-cell table:style-name="ce40"/>
          <table:table-cell table:style-name="ce108"/>
          <table:table-cell table:style-name="ce40" table:number-columns-repeated="7"/>
          <table:table-cell table:style-name="ce119"/>
          <table:table-cell table:number-columns-repeated="999"/>
        </table:table-row>
        <table:table-row table:style-name="ro1">
          <table:table-cell/>
          <table:table-cell table:style-name="ce21" table:number-columns-repeated="12"/>
          <table:table-cell table:style-name="ce80" table:number-columns-repeated="2"/>
          <table:table-cell table:style-name="ce21" table:number-columns-repeated="9"/>
          <table:table-cell table:number-columns-repeated="1000"/>
        </table:table-row>
        <table:table-row table:style-name="ro7">
          <table:table-cell/>
          <table:table-cell table:style-name="ce4" office:value-type="string" table:number-columns-spanned="11" table:number-rows-spanned="1">
            <text:p>Additional elements (not in the board but used in payloads)</text:p>
          </table:table-cell>
          <table:covered-table-cell table:number-columns-repeated="10" table:style-name="ce21"/>
          <table:table-cell table:style-name="ce21"/>
          <table:table-cell table:style-name="ce80" table:number-columns-repeated="2"/>
          <table:table-cell table:style-name="ce21" table:number-columns-repeated="9"/>
          <table:table-cell table:number-columns-repeated="1000"/>
        </table:table-row>
        <table:table-row table:style-name="ro2">
          <table:table-cell/>
          <table:table-cell table:style-name="ce22"/>
          <table:table-cell table:style-name="ce21" table:number-columns-repeated="11"/>
          <table:table-cell table:style-name="ce80" table:number-columns-repeated="2"/>
          <table:table-cell table:style-name="ce21" table:number-columns-repeated="9"/>
          <table:table-cell table:number-columns-repeated="1000"/>
        </table:table-row>
        <table:table-row table:style-name="ro4">
          <table:table-cell/>
          <table:table-cell table:style-name="ce19" office:value-type="string">
            <text:p>GPS</text:p>
          </table:table-cell>
          <table:table-cell table:style-name="ce38" office:value-type="string">
            <text:p>Javad</text:p>
          </table:table-cell>
          <table:table-cell table:style-name="ce38" office:value-type="string">
            <text:p>TR-G2</text:p>
          </table:table-cell>
          <table:table-cell table:number-columns-repeated="5" table:style-name="ce38" office:value-type="string">
            <text:p>-</text:p>
          </table:table-cell>
          <table:table-cell table:style-name="ce38"/>
          <table:table-cell table:style-name="ce38" office:value-type="float" office:value="2025">
            <text:p>2025</text:p>
          </table:table-cell>
          <table:table-cell table:style-name="ce38" office:value-type="string">
            <text:p>-</text:p>
          </table:table-cell>
          <table:table-cell table:style-name="ce38"/>
          <table:table-cell table:style-name="ce75" office:value-type="float" office:value="1">
            <text:p>1</text:p>
          </table:table-cell>
          <table:table-cell table:style-name="ce91" office:value-type="float" office:value="1">
            <text:p>1</text:p>
          </table:table-cell>
          <table:table-cell table:style-name="ce38"/>
          <table:table-cell table:style-name="ce107" office:value-type="string">
            <text:p>Javad's TR-G2 GPS (without Cocom limits)</text:p>
          </table:table-cell>
          <table:table-cell table:style-name="ce38" office:value-type="string">
            <text:p>x</text:p>
          </table:table-cell>
          <table:table-cell table:style-name="ce38" table:number-columns-repeated="6"/>
          <table:table-cell table:style-name="ce118"/>
          <table:table-cell table:number-columns-repeated="999"/>
        </table:table-row>
        <table:table-row table:style-name="ro1">
          <table:table-cell/>
          <table:table-cell table:style-name="ce17" office:value-type="string">
            <text:p>GPS Screws</text:p>
          </table:table-cell>
          <table:table-cell table:style-name="ce21" table:number-columns-repeated="11"/>
          <table:table-cell table:style-name="ce80" table:number-columns-repeated="2"/>
          <table:table-cell table:style-name="ce21"/>
          <table:table-cell table:style-name="ce104"/>
          <table:table-cell table:style-name="ce21" office:value-type="string">
            <text:p>x</text:p>
          </table:table-cell>
          <table:table-cell table:style-name="ce21" table:number-columns-repeated="6"/>
          <table:table-cell table:style-name="ce117"/>
          <table:table-cell table:number-columns-repeated="999"/>
        </table:table-row>
        <table:table-row table:style-name="ro1">
          <table:table-cell/>
          <table:table-cell table:style-name="ce19" office:value-type="string">
            <text:p>GPS Antenna</text:p>
          </table:table-cell>
          <table:table-cell table:style-name="ce38" table:number-columns-repeated="11"/>
          <table:table-cell table:style-name="ce75" table:number-columns-repeated="2"/>
          <table:table-cell table:style-name="ce38"/>
          <table:table-cell table:style-name="ce107"/>
          <table:table-cell table:style-name="ce38" office:value-type="string">
            <text:p>x</text:p>
          </table:table-cell>
          <table:table-cell table:style-name="ce38" table:number-columns-repeated="6"/>
          <table:table-cell table:style-name="ce118"/>
          <table:table-cell table:number-columns-repeated="999"/>
        </table:table-row>
        <table:table-row table:style-name="ro8">
          <table:table-cell/>
          <table:table-cell table:style-name="ce23" office:value-type="string">
            <text:p>GPS Antenna Coaxial Connector</text:p>
          </table:table-cell>
          <table:table-cell table:style-name="ce21" table:number-columns-repeated="11"/>
          <table:table-cell table:style-name="ce80" table:number-columns-repeated="2"/>
          <table:table-cell table:style-name="ce21"/>
          <table:table-cell table:style-name="ce104"/>
          <table:table-cell table:style-name="ce21" office:value-type="string">
            <text:p>x</text:p>
          </table:table-cell>
          <table:table-cell table:style-name="ce21" table:number-columns-repeated="6"/>
          <table:table-cell table:style-name="ce117"/>
          <table:table-cell table:number-columns-repeated="999"/>
        </table:table-row>
        <table:table-row table:style-name="ro1">
          <table:table-cell/>
          <table:table-cell table:style-name="ce19" office:value-type="string">
            <text:p>CAM screws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Diam 1.6 mm / Len 10 mm</text:p>
          </table:table-cell>
          <table:table-cell table:number-columns-repeated="5" table:style-name="ce38" office:value-type="string">
            <text:p>-</text:p>
          </table:table-cell>
          <table:table-cell table:style-name="ce38"/>
          <table:table-cell table:number-columns-repeated="2" table:style-name="ce38" office:value-type="string">
            <text:p>-</text:p>
          </table:table-cell>
          <table:table-cell table:style-name="ce38"/>
          <table:table-cell table:style-name="ce75" table:number-columns-repeated="2"/>
          <table:table-cell table:style-name="ce38"/>
          <table:table-cell table:style-name="ce109" table:number-columns-repeated="2"/>
          <table:table-cell table:style-name="ce38" office:value-type="string">
            <text:p>x</text:p>
          </table:table-cell>
          <table:table-cell table:style-name="ce38" table:number-columns-repeated="5"/>
          <table:table-cell table:style-name="ce118"/>
          <table:table-cell table:number-columns-repeated="999"/>
        </table:table-row>
        <table:table-row table:style-name="ro4">
          <table:table-cell/>
          <table:table-cell table:style-name="ce24" office:value-type="string">
            <text:p>Gyroscope</text:p>
          </table:table-cell>
          <table:table-cell table:style-name="ce41" office:value-type="string">
            <text:p>Sparkfun</text:p>
          </table:table-cell>
          <table:table-cell table:style-name="ce41" office:value-type="string">
            <text:p>SEN-10612</text:p>
          </table:table-cell>
          <table:table-cell table:number-columns-repeated="5" table:style-name="ce41" office:value-type="string">
            <text:p>-</text:p>
          </table:table-cell>
          <table:table-cell table:style-name="ce41"/>
          <table:table-cell table:style-name="ce41" office:value-type="float" office:value="49.95">
            <text:p>49.95</text:p>
          </table:table-cell>
          <table:table-cell table:style-name="ce41" office:value-type="string">
            <text:p>-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41"/>
          <table:table-cell table:style-name="ce41" office:value-type="string">
            <text:p>Sparkfun's breakout board for L3G4200D tri-axis gyroscope</text:p>
          </table:table-cell>
          <table:table-cell table:style-name="ce41" table:number-columns-repeated="5"/>
          <table:table-cell table:style-name="ce41" office:value-type="string">
            <text:p>x</text:p>
          </table:table-cell>
          <table:table-cell table:style-name="ce41"/>
          <table:table-cell table:style-name="ce120"/>
          <table:table-cell table:number-columns-repeated="999"/>
        </table:table-row>
        <table:table-row table:style-name="ro3">
          <table:table-cell/>
          <table:table-cell table:style-name="ce19" office:value-type="string">
            <text:p>Camera</text:p>
          </table:table-cell>
          <table:table-cell table:style-name="ce38" office:value-type="string">
            <text:p>Electronics123</text:p>
          </table:table-cell>
          <table:table-cell table:style-name="ce53" office:value-type="string">
            <text:p>C329-SPI-board <text:s/></text:p>
          </table:table-cell>
          <table:table-cell table:number-columns-repeated="5" table:style-name="ce38" office:value-type="string">
            <text:p>-</text:p>
          </table:table-cell>
          <table:table-cell table:style-name="ce38"/>
          <table:table-cell table:style-name="ce38" office:value-type="float" office:value="73.95">
            <text:p>73.95</text:p>
          </table:table-cell>
          <table:table-cell table:style-name="ce38" office:value-type="string">
            <text:p>-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96" office:value-type="float" office:value="2">
            <text:p>2</text:p>
          </table:table-cell>
          <table:table-cell table:style-name="ce38"/>
          <table:table-cell table:style-name="ce38" office:value-type="string">
            <text:p>Electronics123's C329 SPI camera</text:p>
          </table:table-cell>
          <table:table-cell table:style-name="ce38"/>
          <table:table-cell table:style-name="ce38" office:value-type="string">
            <text:p>x</text:p>
          </table:table-cell>
          <table:table-cell table:style-name="ce38" table:number-columns-repeated="5"/>
          <table:table-cell table:style-name="ce118"/>
          <table:table-cell table:number-columns-repeated="999"/>
        </table:table-row>
        <table:table-row table:style-name="ro4">
          <table:table-cell/>
          <table:table-cell table:style-name="ce20" office:value-type="string">
            <text:p>Lens</text:p>
          </table:table-cell>
          <table:table-cell table:style-name="ce40" office:value-type="string">
            <text:p>Electronics123</text:p>
          </table:table-cell>
          <table:table-cell table:style-name="ce40" office:value-type="string">
            <text:p>Several options</text:p>
          </table:table-cell>
          <table:table-cell table:number-columns-repeated="5" table:style-name="ce40" office:value-type="string">
            <text:p>-</text:p>
          </table:table-cell>
          <table:table-cell table:style-name="ce40"/>
          <table:table-cell table:style-name="ce40" office:value-type="float" office:value="15">
            <text:p>15</text:p>
          </table:table-cell>
          <table:table-cell table:style-name="ce40" table:number-columns-repeated="2"/>
          <table:table-cell table:style-name="ce40" office:value-type="float" office:value="1">
            <text:p>1</text:p>
          </table:table-cell>
          <table:table-cell table:style-name="ce97" office:value-type="float" office:value="5">
            <text:p>5</text:p>
          </table:table-cell>
          <table:table-cell table:style-name="ce40"/>
          <table:table-cell table:style-name="ce40" office:value-type="string">
            <text:p>Lenses for C329 camera. Many options to choose.</text:p>
          </table:table-cell>
          <table:table-cell table:style-name="ce40"/>
          <table:table-cell table:style-name="ce40" office:value-type="string">
            <text:p>x</text:p>
          </table:table-cell>
          <table:table-cell table:style-name="ce40" table:number-columns-repeated="5"/>
          <table:table-cell table:style-name="ce119"/>
          <table:table-cell table:number-columns-repeated="999"/>
        </table:table-row>
        <table:table-row table:style-name="ro1" table:number-rows-repeated="2">
          <table:table-cell/>
          <table:table-cell table:style-name="ce21" table:number-columns-repeated="15"/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C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21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able-cell-properties fo:background-color="#ff0000"/>
    </style:style>
    <style:style style:name="Sin_20_nombre2" style:display-name="Sin nombre2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9T17:04:36.70</meta:creation-date>
    <dc:date>2014-10-27T13:27:21</dc:date>
    <meta:editing-duration>P11DT54M15S</meta:editing-duration>
    <meta:editing-cycles>122</meta:editing-cycles>
    <meta:generator>LibreOffice/3.5$Linux_X86_64 LibreOffice_project/350m1$Build-2</meta:generator>
    <meta:document-statistic meta:table-count="3" meta:cell-count="598" meta:object-count="0"/>
  </office:meta>
</office:document-meta>
</file>